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4.648cm" fo:min-width="2.39cm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2.851cm" fo:min-width="4.972cm"/>
    </style:style>
    <style:style style:name="gr3" style:family="graphic" style:parent-style-name="standard">
      <style:graphic-properties draw:textarea-horizontal-align="justify" draw:textarea-vertical-align="middle" draw:auto-grow-height="false" fo:min-height="4.492cm" fo:min-width="7.70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5.224cm" fo:min-width="3.513cm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4.676cm" fo:min-width="2.783cm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009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3.399cm" fo:min-width="1.506cm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3.034cm" fo:min-width="1.142cm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808080" draw:textarea-horizontal-align="justify" draw:textarea-vertical-align="middle" draw:auto-grow-height="false" fo:min-height="4.648cm" fo:min-width="6.586cm" fo:padding-top="0.139cm" fo:padding-bottom="0.139cm" fo:padding-left="0.264cm" fo:padding-right="0.264cm"/>
    </style:style>
    <style:style style:name="gr12" style:family="graphic" style:parent-style-name="standard">
      <style:graphic-properties svg:stroke-color="#ffffff" draw:fill-color="#000000" draw:textarea-horizontal-align="justify" draw:textarea-vertical-align="middle" draw:auto-grow-height="false" fo:min-height="0.115cm" fo:min-width="1.142cm"/>
    </style:style>
    <style:style style:name="gr13" style:family="graphic" style:parent-style-name="standard">
      <style:graphic-properties svg:stroke-color="#ffffff" draw:fill-color="#000000" draw:textarea-horizontal-align="justify" draw:textarea-vertical-align="middle" draw:auto-grow-height="false" fo:min-height="0.297cm" fo:min-width="3.878cm"/>
    </style:style>
    <style:style style:name="gr14" style:family="graphic" style:parent-style-name="standard">
      <style:graphic-properties draw:textarea-horizontal-align="justify" draw:textarea-vertical-align="middle" draw:auto-grow-height="false" fo:min-height="0.267cm" fo:min-width="0.016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18cm" svg:height="4.926cm" svg:x="13.58cm" svg:y="16.9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72cm" svg:height="3.101cm" svg:x="7.925cm" svg:y="2.016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09cm" svg:height="4.742cm" svg:x="7.012cm" svg:y="7.307cm">
          <text:p text:style-name="P2">HOSTING </text:p>
          <text:p text:style-name="P2">SERV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567cm" svg:y1="5.482cm" svg:x2="9.567cm" svg:y2="7.489cm">
          <text:p/>
        </draw:line>
        <draw:line draw:style-name="gr4" draw:text-style-name="P3" draw:layer="layout" svg:x1="11.938cm" svg:y1="7.306cm" svg:x2="11.938cm" svg:y2="5.482cm">
          <text:p/>
        </draw:line>
        <draw:custom-shape draw:style-name="gr5" draw:text-style-name="P4" draw:layer="layout" svg:width="4.013cm" svg:height="5.474cm" svg:x="2.27cm" svg:y="16.4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83cm" svg:height="4.926cm" svg:x="2.635cm" svg:y="16.6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365cm" svg:height="0.365cm" svg:x="4.094cm" svg:y="21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006cm" svg:height="3.649cm" svg:x="17.594cm" svg:y="16.7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42cm" svg:height="3.284cm" svg:x="17.776cm" svg:y="16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182cm" svg:height="0.242cm" svg:x="18.506cm" svg:y="2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7.114cm" svg:height="4.926cm" svg:x="7.743cm" svg:y="16.2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42cm" svg:height="0.365cm" svg:x="10.661cm" svg:y="21.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78cm" svg:height="0.547cm" svg:x="9.202cm" svg:y="21.5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3cm" svg:height="0.729cm" svg:x="15.586cm" svg:y="1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472cm" svg:y1="12.231cm" svg:x2="4.824cm" svg:y2="15.332cm">
          <text:p/>
        </draw:line>
        <draw:line draw:style-name="gr4" draw:text-style-name="P3" draw:layer="layout" svg:x1="5.554cm" svg:y1="15.88cm" svg:x2="9.202cm" svg:y2="12.414cm">
          <text:p/>
        </draw:line>
        <draw:line draw:style-name="gr4" draw:text-style-name="P3" draw:layer="layout" svg:x1="10.844cm" svg:y1="15.697cm" svg:x2="10.844cm" svg:y2="12.231cm">
          <text:p/>
        </draw:line>
        <draw:line draw:style-name="gr4" draw:text-style-name="P3" draw:layer="layout" svg:x1="11.573cm" svg:y1="12.231cm" svg:x2="11.573cm" svg:y2="15.879cm">
          <text:p/>
        </draw:line>
        <draw:line draw:style-name="gr4" draw:text-style-name="P3" draw:layer="layout" svg:x1="17.776cm" svg:y1="16.427cm" svg:x2="14.492cm" svg:y2="12.414cm">
          <text:p/>
        </draw:line>
        <draw:line draw:style-name="gr4" draw:text-style-name="P3" draw:layer="layout" svg:x1="15.222cm" svg:y1="12.414cm" svg:x2="18.506cm" svg:y2="16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2:58:31.886029630</meta:creation-date>
    <dc:date>2017-04-17T13:53:55.215773312</dc:date>
    <meta:editing-duration>PT55M22S</meta:editing-duration>
    <meta:editing-cycles>3</meta:editing-cycles>
    <meta:generator>LibreOffice/5.1.6.2$Linux_X86_64 LibreOffice_project/10m0$Build-2</meta:generator>
    <meta:document-statistic meta:object-count="21"/>
  </office:meta>
</office:document-meta>
</file>